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665cm" fo:min-width="6.873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0.488cm" fo:min-width="1.113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81cm" svg:stroke-color="#ff0000" draw:marker-start-width="0.321cm" draw:marker-end-width="0.321cm" draw:textarea-horizontal-align="justify" draw:textarea-vertical-align="middle" draw:auto-grow-height="false" fo:min-height="0.981cm" fo:min-width="1.725cm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0.981cm" fo:min-width="1.725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7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9" style:family="graphic" style:parent-style-name="standard">
      <style:graphic-properties draw:stroke="dash" draw:stroke-dash="Fine_20_Dashed" svg:stroke-width="0.081cm" svg:stroke-color="#ff0000" draw:marker-start-width="0.321cm" draw:marker-end-width="0.321cm" draw:opacity="49%" draw:textarea-horizontal-align="justify" draw:textarea-vertical-align="middle" draw:auto-grow-height="false" fo:min-height="1.009cm" fo:min-width="1.725cm" fo:padding-top="0.165cm" fo:padding-bottom="0.165cm" fo:padding-left="0.29cm" fo:padding-right="0.29cm" draw:shadow="hidden"/>
    </style:style>
    <style:style style:name="gr10" style:family="graphic" style:parent-style-name="standard">
      <style:graphic-properties svg:stroke-width="0.053cm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35cm" fo:min-width="0.236cm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0.77cm" fo:min-width="1.28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size="69.6999969482422pt" style:font-size-asian="36pt" style:font-size-complex="36pt"/>
    </style:style>
    <style:style style:name="P6" style:family="paragraph">
      <loext:graphic-properties draw:fill="none" draw:fill-color="#ffffff"/>
      <style:text-properties fo:font-size="69.6999969482422pt" style:font-size-asian="36pt" style:font-size-complex="36pt"/>
    </style:style>
    <style:style style:name="P7" style:family="paragraph">
      <style:text-properties fo:font-size="27.1000003814697pt"/>
    </style:style>
    <style:style style:name="P8" style:family="paragraph">
      <loext:graphic-properties draw:fill="none" draw:fill-color="#ffffff"/>
      <style:text-properties fo:font-size="27.1000003814697pt"/>
    </style:style>
    <style:style style:name="P9" style:family="paragraph">
      <loext:graphic-properties draw:opacity="49%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73cm" svg:height="4.915cm" svg:x="19.354cm" svg:y="18.6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73cm" svg:height="4.915cm" svg:x="8.4cm" svg:y="5.7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43cm" svg:height="1.475cm" svg:x="17.05cm" svg:y="20.1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3" draw:layer="layout" svg:x1="6.096cm" svg:y1="10.659cm" svg:x2="20.843cm" svg:y2="10.659cm">
          <text:p/>
        </draw:line>
        <draw:custom-shape draw:style-name="gr1" draw:text-style-name="P1" draw:layer="layout" svg:width="7.373cm" svg:height="4.915cm" svg:x="9.216cm" svg:y="18.67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96cm" svg:y1="10.659cm" svg:x2="6.096cm" svg:y2="2.794cm">
          <text:p/>
        </draw:line>
        <draw:custom-shape draw:style-name="gr4" draw:text-style-name="P1" draw:layer="layout" svg:width="4.609cm" svg:height="3.933cm" svg:x="9.782cm" svg:y="6.7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5.944cm" svg:y1="23.594cm" svg:x2="49.769cm" svg:y2="23.594cm">
          <text:p/>
        </draw:line>
        <draw:custom-shape draw:style-name="gr4" draw:text-style-name="P1" draw:layer="layout" svg:width="4.609cm" svg:height="3.933cm" svg:x="43.317cm" svg:y="19.6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8.709cm" svg:y1="23.594cm" svg:x2="38.709cm" svg:y2="17.204cm">
          <text:p/>
        </draw:line>
        <draw:line draw:style-name="gr5" draw:text-style-name="P3" draw:layer="layout" svg:x1="12.087cm" svg:y1="5.743cm" svg:x2="12.087cm" svg:y2="10.659cm">
          <text:p/>
        </draw:line>
        <draw:line draw:style-name="gr5" draw:text-style-name="P3" draw:layer="layout" svg:x1="45.622cm" svg:y1="18.679cm" svg:x2="45.622cm" svg:y2="23.595cm">
          <text:p/>
        </draw:line>
        <draw:line draw:style-name="gr3" draw:text-style-name="P3" draw:layer="layout" svg:x1="20.276cm" svg:y1="23.594cm" svg:x2="34.101cm" svg:y2="23.594cm">
          <text:p/>
        </draw:line>
        <draw:custom-shape draw:style-name="gr4" draw:text-style-name="P1" draw:layer="layout" svg:width="4.609cm" svg:height="3.933cm" svg:x="20.736cm" svg:y="19.6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29.954cm" svg:y1="18.679cm" svg:x2="29.954cm" svg:y2="23.595cm">
          <text:p/>
        </draw:line>
        <draw:custom-shape draw:style-name="gr6" draw:text-style-name="P4" draw:layer="layout" svg:width="4.609cm" svg:height="3.933cm" svg:x="3.686cm" svg:y="19.6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5.991cm" svg:y1="23.594cm" svg:x2="5.991cm" svg:y2="17.204cm">
          <text:p/>
        </draw:line>
        <draw:line draw:style-name="gr5" draw:text-style-name="P3" draw:layer="layout" svg:x1="12.903cm" svg:y1="18.679cm" svg:x2="12.903cm" svg:y2="23.595cm">
          <text:p/>
        </draw:line>
        <draw:frame draw:style-name="gr7" draw:text-style-name="P6" draw:layer="layout" svg:width="2.942cm" svg:height="3.035cm" draw:transform="rotate (-1.56573487196411) translate (25.147cm 12.778cm)">
          <draw:text-box draw:corner-radius="1.524cm">
            <text:p text:style-name="P5"><text:span text:style-name="T1">=</text:span></text:p>
          </draw:text-box>
        </draw:frame>
        <draw:frame draw:style-name="gr8" draw:text-style-name="P8" draw:layer="layout" svg:width="1.653cm" svg:height="1.56cm" svg:x="11.626cm" svg:y="10.659cm">
          <draw:text-box>
            <text:p text:style-name="P7">f<text:span text:style-name="T2">c</text:span></text:p>
          </draw:text-box>
        </draw:frame>
        <draw:frame draw:style-name="gr8" draw:text-style-name="P8" draw:layer="layout" svg:width="1.653cm" svg:height="1.56cm" svg:x="12.172cm" svg:y="23.509cm">
          <draw:text-box>
            <text:p text:style-name="P7">f<text:span text:style-name="T2">c</text:span></text:p>
          </draw:text-box>
        </draw:frame>
        <draw:frame draw:style-name="gr8" draw:text-style-name="P8" draw:layer="layout" svg:width="1.653cm" svg:height="1.56cm" svg:x="29.032cm" svg:y="23.594cm">
          <draw:text-box>
            <text:p text:style-name="P7">f<text:span text:style-name="T2">c</text:span></text:p>
          </draw:text-box>
        </draw:frame>
        <draw:frame draw:style-name="gr8" draw:text-style-name="P8" draw:layer="layout" svg:width="1.653cm" svg:height="1.56cm" svg:x="44.7cm" svg:y="23.594cm">
          <draw:text-box>
            <text:p text:style-name="P7">f<text:span text:style-name="T2">c</text:span></text:p>
          </draw:text-box>
        </draw:frame>
        <draw:line draw:style-name="gr3" draw:text-style-name="P3" draw:layer="layout" svg:x1="23.041cm" svg:y1="23.594cm" svg:x2="23.041cm" svg:y2="17.204cm">
          <text:p/>
        </draw:line>
        <draw:line draw:style-name="gr3" draw:text-style-name="P3" draw:layer="layout" svg:x1="2.304cm" svg:y1="23.594cm" svg:x2="17.051cm" svg:y2="23.594cm">
          <text:p/>
        </draw:line>
        <draw:custom-shape draw:style-name="gr9" draw:text-style-name="P9" draw:layer="layout" svg:width="4.609cm" svg:height="4.013cm" svg:x="36.439cm" svg:y="19.6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1.938cm" svg:y1="17.526cm" svg:x2="14.224cm" svg:y2="17.526cm">
          <text:p/>
        </draw:line>
        <draw:line draw:style-name="gr10" draw:text-style-name="P1" draw:layer="layout" svg:x1="39.878cm" svg:y1="18.542cm" svg:x2="37.846cm" svg:y2="18.542cm">
          <text:p/>
        </draw:line>
        <draw:frame draw:style-name="gr11" draw:text-style-name="P10" draw:layer="layout" svg:width="3.81cm" svg:height="0.962cm" svg:x="11.43cm" svg:y="16.056cm">
          <draw:text-box>
            <text:p>Move left</text:p>
          </draw:text-box>
        </draw:frame>
        <draw:frame draw:style-name="gr11" draw:text-style-name="P10" draw:layer="layout" svg:width="3.81cm" svg:height="0.962cm" svg:x="39.878cm" svg:y="19.104cm">
          <draw:text-box>
            <text:p>Move right</text:p>
          </draw:text-box>
        </draw:frame>
        <draw:custom-shape draw:style-name="gr12" draw:text-style-name="P3" draw:layer="layout" svg:width="1.632cm" svg:height="1.393cm" svg:x="38.5cm" svg:y="4.1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0" draw:layer="layout" svg:width="4.064cm" svg:height="0.962cm" svg:x="40.386cm" svg:y="4.318cm">
          <draw:text-box>
            <text:p>Filter</text:p>
          </draw:text-box>
        </draw:frame>
        <draw:custom-shape draw:style-name="gr13" draw:text-style-name="P1" draw:layer="layout" svg:width="1.785cm" svg:height="1.02cm" svg:x="38.347cm" svg:y="6.854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064cm" svg:height="0.962cm" svg:x="40.386cm" svg:y="6.858cm">
          <draw:text-box>
            <text:p>Signal</text:p>
          </draw:text-box>
        </draw:frame>
        <draw:line draw:style-name="gr3" draw:text-style-name="P3" draw:layer="layout" svg:x1="24.638cm" svg:y1="10.886cm" svg:x2="39.385cm" svg:y2="10.886cm">
          <text:p/>
        </draw:line>
        <draw:line draw:style-name="gr3" draw:text-style-name="P3" draw:layer="layout" svg:x1="24.638cm" svg:y1="10.886cm" svg:x2="24.638cm" svg:y2="3.021cm">
          <text:p/>
        </draw:line>
        <draw:custom-shape draw:style-name="gr4" draw:text-style-name="P1" draw:layer="layout" svg:width="4.609cm" svg:height="3.933cm" svg:x="28.324cm" svg:y="6.9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30.629cm" svg:y1="5.97cm" svg:x2="30.629cm" svg:y2="10.886cm">
          <text:p/>
        </draw:line>
        <draw:frame draw:style-name="gr8" draw:text-style-name="P8" draw:layer="layout" svg:width="1.653cm" svg:height="1.56cm" svg:x="30.168cm" svg:y="10.886cm">
          <draw:text-box>
            <text:p text:style-name="P7">f<text:span text:style-name="T2">c</text:span></text:p>
          </draw:text-box>
        </draw:frame>
        <draw:custom-shape draw:style-name="gr2" draw:text-style-name="P2" draw:layer="layout" svg:width="1.843cm" svg:height="1.475cm" svg:x="21.082cm" svg:y="6.9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843cm" svg:height="1.475cm" svg:x="33.528cm" svg:y="20.1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4cm" fo:margin-bottom="0cm" fo:text-indent="0cm"/>
      <style:text-properties fo:font-size="54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8cm" fo:margin-bottom="0cm" fo:text-indent="0cm"/>
      <style:text-properties fo:font-size="46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6cm" fo:margin-bottom="0cm" fo:text-indent="0cm"/>
      <style:text-properties fo:font-size="3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3cm" fo:margin-bottom="0cm" fo:text-indent="0cm"/>
      <style:text-properties fo:font-size="3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0.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399cm" svg:x="1cm" svg:y="3.573cm"/>
      <draw:page-thumbnail draw:layer="backgroundobjects" svg:width="8.999cm" svg:height="5.399cm" svg:x="1cm" svg:y="12.149cm"/>
      <draw:page-thumbnail draw:layer="backgroundobjects" svg:width="8.999cm" svg:height="5.399cm" svg:x="1cm" svg:y="20.725cm"/>
      <draw:page-thumbnail draw:layer="backgroundobjects" svg:width="8.999cm" svg:height="5.399cm" svg:x="11cm" svg:y="3.573cm"/>
      <draw:page-thumbnail draw:layer="backgroundobjects" svg:width="8.999cm" svg:height="5.399cm" svg:x="11cm" svg:y="12.149cm"/>
      <draw:page-thumbnail draw:layer="backgroundobjects" svg:width="8.999cm" svg:height="5.399cm" svg:x="11cm" svg:y="20.725cm"/>
    </style:handout-master>
    <style:master-page style:name="Default" style:page-layout-name="PM1" draw:style-name="Mdp1">
      <draw:frame presentation:style-name="Default-title" draw:layer="backgroundobjects" svg:width="45.718cm" svg:height="5.088cm" svg:x="2.54cm" svg:y="1.215cm" presentation:class="title" presentation:placeholder="true">
        <draw:text-box/>
      </draw:frame>
      <draw:frame presentation:style-name="Default-outline1" draw:layer="backgroundobjects" svg:width="45.718cm" svg:height="17.676cm" svg:x="2.54cm" svg:y="7.131cm" presentation:class="outline" presentation:placeholder="true">
        <draw:text-box/>
      </draw:frame>
      <draw:frame presentation:style-name="Mpr1" draw:text-style-name="MP2" draw:layer="backgroundobjects" svg:width="11.835cm" svg:height="2.1cm" svg:x="2.54cm" svg:y="27.76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6.102cm" svg:height="2.1cm" svg:x="17.373cm" svg:y="27.76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1.835cm" svg:height="2.1cm" svg:x="36.423cm" svg:y="27.76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21:02:24.383245045</meta:creation-date>
    <dc:date>2019-09-04T21:34:11.520491745</dc:date>
    <meta:editing-duration>PT11M13S</meta:editing-duration>
    <meta:editing-cycles>2</meta:editing-cycles>
    <meta:generator>LibreOffice/6.0.7.3$Linux_X86_64 LibreOffice_project/00m0$Build-3</meta:generator>
    <meta:document-statistic meta:object-count="64"/>
  </office:meta>
</office:document-meta>
</file>